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13d4" officeooo:paragraph-rsid="000313d4"/>
    </style:style>
    <style:style style:name="P2" style:family="paragraph" style:parent-style-name="Standard">
      <style:text-properties officeooo:rsid="000488f3" officeooo:paragraph-rsid="000488f3"/>
    </style:style>
    <style:style style:name="P3" style:family="paragraph" style:parent-style-name="Standard">
      <style:text-properties officeooo:rsid="0004c491" officeooo:paragraph-rsid="0004c491"/>
    </style:style>
    <style:style style:name="T1" style:family="text">
      <style:text-properties officeooo:rsid="0004c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s text:c="2"/>touch pur3.txt</text:p>
      <text:p text:style-name="P1"><text:s text:c="2"/>cat pur1.txt pur2.txt &gt; pur3.txt</text:p>
      <text:p text:style-name="P1"/>
      <text:p text:style-name="P1">2.</text:p>
      <text:p text:style-name="P1"><text:s text:c="3"/>cp -r location2/pur3.txt location3/stock3.txt</text:p>
      <text:p text:style-name="P1"/>
      <text:p text:style-name="P1">3.</text:p>
      <text:p text:style-name="P1"><text:s text:c="3"/>chmod +x stock3.txt</text:p>
      <text:p text:style-name="P1"><text:s text:c="3"/>chmod +rwx stock3.txt</text:p>
      <text:p text:style-name="P1"/>
      <text:p text:style-name="P1">4.</text:p>
      <text:p text:style-name="P1"><text:s text:c="4"/>head stock1.txt</text:p>
      <text:p text:style-name="P1"/>
      <text:p text:style-name="P1">5.</text:p>
      <text:p text:style-name="P1"><text:s text:c="3"/>ls -<text:span text:style-name="T1">al</text:span></text:p>
      <text:p text:style-name="P3"/>
      <text:p text:style-name="P3"/>
      <text:p text:style-name="P3">2</text:p>
      <text:p text:style-name="P3">echo -e "Menu \n 1 for Sphere \n 2 for Cube \n 3 for Cylinder"</text:p>
      <text:p text:style-name="P3">echo "Enter the choice :"</text:p>
      <text:p text:style-name="P3">read ch</text:p>
      <text:p text:style-name="P3">case $ch in</text:p>
      <text:p text:style-name="P3"><text:s text:c="4"/>1)echo "enter the radius:"</text:p>
      <text:p text:style-name="P3"><text:s text:c="6"/>read r</text:p>
      <text:p text:style-name="P3"><text:s text:c="6"/>volume1=$((4/3 * 22/7 * r * r * r))</text:p>
      <text:p text:style-name="P3"><text:s text:c="6"/>echo "the volume of sphere is $volume1";;</text:p>
      <text:p text:style-name="P3"><text:s text:c="4"/>2)echo "enter the side"</text:p>
      <text:p text:style-name="P3"><text:s text:c="6"/>read a</text:p>
      <text:p text:style-name="P3"><text:s text:c="6"/>volume2=$((4 * a * a * a))</text:p>
      <text:p text:style-name="P3"><text:s text:c="6"/>echo "the volume of sphere is $volume2";;</text:p>
      <text:p text:style-name="P3"><text:s text:c="4"/>3)echo "enter the height:"</text:p>
      <text:p text:style-name="P3"><text:s text:c="6"/>read h</text:p>
      <text:p text:style-name="P3"><text:s text:c="6"/>echo "enter the radius:"</text:p>
      <text:p text:style-name="P3"><text:s text:c="6"/>read s</text:p>
      <text:p text:style-name="P3"><text:s text:c="6"/>volume3=$((22/7 * s * s * h ))</text:p>
      <text:p text:style-name="P3"><text:s text:c="6"/>echo "the volume of cylinder is $volume3";;</text:p>
      <text:p text:style-name="P3">esa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20:48.084638226</meta:creation-date>
    <dc:date>2021-10-08T15:17:11.543006649</dc:date>
    <meta:editing-duration>PT36M3S</meta:editing-duration>
    <meta:editing-cycles>1</meta:editing-cycles>
    <meta:document-statistic meta:table-count="0" meta:image-count="0" meta:object-count="0" meta:page-count="1" meta:paragraph-count="32" meta:word-count="122" meta:character-count="709" meta:non-whitespace-character-count="521"/>
    <meta:generator>LibreOffice/7.0.4.2$Linux_X86_64 LibreOffice_project/00$Build-2</meta:generator>
  </office:meta>
</office:document-meta>
</file>